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3.8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189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512cm" fo:min-width="1.264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512cm" fo:min-width="2.111cm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12cm" fo:min-width="3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1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P5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82cm" svg:height="0.762cm" svg:x="2.463cm" svg:y="2.698cm">
          <text:p text:style-name="P1"><text:span text:style-name="T1">"@cathiehong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2.463cm" svg:y="3.453cm">
          <text:p text:style-name="P1"><text:span text:style-name="T1">"@bekkapalmer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2.455cm" svg:y="4.208cm">
          <text:p text:style-name="P1"><text:span text:style-name="T1">"@poppytalk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2.455cm" svg:y="4.963cm">
          <text:p text:style-name="P1"><text:span text:style-name="T1">"@ohjoy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61cm" svg:height="0.984cm" svg:x="3.218cm" svg:y="2.029cm">
          <draw:text-box>
            <text:p><text:span text:style-name="T2">screenname</text:span></text:p>
          </draw:text-box>
        </draw:frame>
        <draw:custom-shape draw:style-name="gr3" draw:text-style-name="P4" draw:layer="layout" svg:width="1.764cm" svg:height="0.762cm" svg:x="6.859cm" svg:y="2.699cm">
          <text:p text:style-name="P1"><text:span text:style-name="T1">211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64cm" svg:height="0.762cm" svg:x="6.859cm" svg:y="3.454cm">
          <text:p text:style-name="P1"><text:span text:style-name="T1">1376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64cm" svg:height="0.762cm" svg:x="6.861cm" svg:y="4.209cm">
          <text:p text:style-name="P1"><text:span text:style-name="T1">211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64cm" svg:height="0.762cm" svg:x="6.861cm" svg:y="4.964cm">
          <text:p text:style-name="P1"><text:span text:style-name="T1">1609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2.454cm" svg:y="5.709cm">
          <text:p text:style-name="P1"><text:span text:style-name="T1">"@maryannrizzo"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64cm" svg:height="0.762cm" svg:x="6.861cm" svg:y="5.71cm">
          <text:p text:style-name="P1"><text:span text:style-name="T1">11</text:span><text:span text:style-name="T1">09</text:span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2.455cm" svg:y="6.458cm">
          <text:p text:style-name="P1"><text:span text:style-name="T1">"@stylemepretty"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64cm" svg:height="0.762cm" svg:x="6.862cm" svg:y="6.459cm">
          <text:p text:style-name="P1"><text:span text:style-name="T1">1626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11.219cm" svg:y="2.698cm">
          <text:p text:style-name="P1"><text:span text:style-name="T1">"Cathie Hong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11.219cm" svg:y="3.453cm">
          <text:p text:style-name="P1"><text:span text:style-name="T1">"Bekka Palmer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11.225cm" svg:y="4.208cm">
          <text:p text:style-name="P1"><text:span text:style-name="T1">"Jan Halvarson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11.225cm" svg:y="4.963cm">
          <text:p text:style-name="P1"><text:span text:style-name="T1">"Joy Cho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11.224cm" svg:y="5.709cm">
          <text:p text:style-name="P1"><text:span text:style-name="T1">"Maryann Rizzo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82cm" svg:height="0.762cm" svg:x="11.225cm" svg:y="6.458cm">
          <text:p text:style-name="P1"><text:span text:style-name="T1">"Abby Leif"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11cm" svg:height="0.762cm" svg:x="8.618cm" svg:y="2.699cm">
          <text:p text:style-name="P1"><text:span text:style-name="T1">797531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11cm" svg:height="0.762cm" svg:x="8.618cm" svg:y="3.454cm">
          <text:p text:style-name="P1"><text:span text:style-name="T1">847980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11cm" svg:height="0.762cm" svg:x="8.621cm" svg:y="4.209cm">
          <text:p text:style-name="P1"><text:span text:style-name="T1">812904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11cm" svg:height="0.762cm" svg:x="8.621cm" svg:y="4.964cm">
          <text:p text:style-name="P1"><text:span text:style-name="T1">1264579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11cm" svg:height="0.762cm" svg:x="8.621cm" svg:y="5.71cm">
          <text:p text:style-name="P1"><text:span text:style-name="T1">89519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11cm" svg:height="0.762cm" svg:x="8.622cm" svg:y="6.459cm">
          <text:p text:style-name="P1"><text:span text:style-name="T1">587914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48cm" svg:height="0.762cm" svg:x="15.608cm" svg:y="2.699cm">
          <text:p text:style-name="P1"><text:span text:style-name="T1">134136.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48cm" svg:height="0.762cm" svg:x="15.608cm" svg:y="3.454cm">
          <text:p text:style-name="P1"><text:span text:style-name="T1">2296</text:span><text:span text:style-name="T1">41.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48cm" svg:height="0.762cm" svg:x="15.612cm" svg:y="4.209cm">
          <text:p text:style-name="P1"><text:span text:style-name="T1">11617.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48cm" svg:height="0.762cm" svg:x="15.612cm" svg:y="4.964cm">
          <text:p text:style-name="P1"><text:span text:style-name="T1">99074.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48cm" svg:height="0.762cm" svg:x="15.612cm" svg:y="5.71cm">
          <text:p text:style-name="P1"><text:span text:style-name="T1">122019.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48cm" svg:height="0.762cm" svg:x="15.613cm" svg:y="6.459cm">
          <text:p text:style-name="P1"><text:span text:style-name="T1">80943.0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61cm" svg:height="0.984cm" svg:x="7.119cm" svg:y="2.029cm">
          <draw:text-box>
            <text:p><text:span text:style-name="T2">pins</text:span></text:p>
          </draw:text-box>
        </draw:frame>
        <draw:frame draw:style-name="gr2" draw:text-style-name="P3" draw:layer="layout" svg:width="3.161cm" svg:height="0.984cm" svg:x="8.826cm" svg:y="2.029cm">
          <draw:text-box>
            <text:p><text:span text:style-name="T2">followers</text:span></text:p>
          </draw:text-box>
        </draw:frame>
        <draw:frame draw:style-name="gr2" draw:text-style-name="P3" draw:layer="layout" svg:width="3.161cm" svg:height="0.984cm" svg:x="12.227cm" svg:y="2.029cm">
          <draw:text-box>
            <text:p><text:span text:style-name="T2">real name</text:span></text:p>
          </draw:text-box>
        </draw:frame>
        <draw:frame draw:style-name="gr6" draw:text-style-name="P3" draw:layer="layout" svg:width="4.722cm" svg:height="0.725cm" svg:x="15.334cm" svg:y="2.029cm">
          <draw:text-box>
            <text:p><text:span text:style-name="T2">followers per 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2T09:24:06.235797301</dc:date>
    <meta:editing-duration>PT1H27M27S</meta:editing-duration>
    <meta:editing-cycles>10</meta:editing-cycles>
    <meta:generator>LibreOffice/6.0.7.3$Linux_X86_64 LibreOffice_project/00m0$Build-3</meta:generator>
    <meta:document-statistic meta:object-count="35"/>
  </office:meta>
</office:document-meta>
</file>